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SorterEmitter.generateConstructor( Object [ ] arra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allelSorterEmitter.ParallelSorterEmitter( ClassVisitor v , String className , Object [ ] arr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llelSorterEmitter.generateSwap( final Object [ ] arra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allelSorterEmitter.getField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